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4cm"/>
    </style:style>
    <style:style style:name="gr2" style:family="graphic" style:parent-style-name="standard">
      <style:graphic-properties draw:fill-color="#3deb3d" draw:textarea-horizontal-align="justify" draw:textarea-vertical-align="middle" draw:auto-grow-height="false" fo:min-height="2.25cm" fo:min-width="4cm"/>
    </style:style>
    <style:style style:name="gr3" style:family="graphic" style:parent-style-name="standard">
      <style:graphic-properties draw:fill-color="#ff9966" draw:textarea-horizontal-align="justify" draw:textarea-vertical-align="middle" draw:auto-grow-height="false" fo:min-height="2.25cm" fo:min-width="4.5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25cm"/>
    </style:style>
    <style:style style:name="gr6" style:family="graphic" style:parent-style-name="objectwithoutfill">
      <style:graphic-properties draw:marker-start="" draw:marker-start-width="0.3cm"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3deb3d"/>
      <style:paragraph-properties fo:text-align="center"/>
    </style:style>
    <style:style style:name="P3" style:family="paragraph">
      <loext:graphic-properties draw:fill-color="#ff996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cm" svg:height="2.5cm" svg:x="0.5cm" svg:y="4.2cm">
          <text:p text:style-name="P1">Dev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5cm" svg:height="2.5cm" svg:x="11cm" svg:y="4.2cm">
          <text:p text:style-name="P1">GitHub</text:p>
          <text:p text:style-name="P1">Sources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5cm" svg:height="2.5cm" svg:x="23.7cm" svg:y="4.2cm">
          <text:p text:style-name="P1">AppVeyor</text:p>
          <text:p text:style-name="P1">Windows</text:p>
          <text:p text:style-name="P1">VM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5cm" svg:y1="5.45cm" svg:x2="11cm" svg:y2="5.45cm" draw:start-shape="id1" draw:start-glue-point="1" draw:end-shape="id2" draw:end-glue-point="3" svg:d="M5000 5450h6000" svg:viewBox="0 0 6001 1">
          <text:p text:style-name="P1"/>
        </draw:connector>
        <draw:frame draw:style-name="gr5" draw:text-style-name="P5" draw:layer="layout" svg:width="5.5cm" svg:height="1.675cm" svg:x="5.5cm" svg:y="5.7cm">
          <draw:text-box>
            <text:p>Git tag -a v0.0.1</text:p>
            <text:p>Git push v0.0.1</text:p>
          </draw:text-box>
        </draw:frame>
        <draw:connector draw:style-name="gr6" draw:text-style-name="P4" draw:layer="layout" svg:x1="15.5cm" svg:y1="5.45cm" svg:x2="23.7cm" svg:y2="5.45cm" draw:start-shape="id2" draw:start-glue-point="1" draw:end-shape="id3" svg:d="M15500 5450h8200" svg:viewBox="0 0 8201 1">
          <text:p/>
        </draw:connector>
        <draw:frame draw:style-name="gr7" draw:text-style-name="P5" draw:layer="layout" svg:width="8cm" svg:height="1cm" svg:x="16cm" svg:y="5.7cm">
          <draw:text-box>
            <text:p>Git clone --branch=v0.0.1</text:p>
          </draw:text-box>
        </draw:frame>
        <draw:connector draw:style-name="gr8" draw:text-style-name="P4" draw:layer="layout" svg:x1="26.2cm" svg:y1="4.2cm" svg:x2="15.5cm" svg:y2="2.45cm" draw:start-shape="id3" draw:start-glue-point="0" draw:end-shape="id4" svg:d="M26200 4200v-1750h-10700" svg:viewBox="0 0 10701 1751">
          <text:p/>
        </draw:connector>
        <draw:frame draw:style-name="gr7" draw:text-style-name="P5" draw:layer="layout" svg:width="8cm" svg:height="1cm" svg:x="17.5cm" svg:y="1.2cm">
          <draw:text-box>
            <text:p>Upload InstallBrowser.exe</text:p>
          </draw:text-box>
        </draw:frame>
        <draw:frame draw:style-name="gr7" draw:text-style-name="P5" xml:id="id5" draw:id="id5" draw:layer="layout" svg:width="2.4cm" svg:height="1cm" svg:x="25cm" svg:y="7.7cm">
          <draw:text-box>
            <text:p>Build</text:p>
          </draw:text-box>
        </draw:frame>
        <draw:connector draw:style-name="gr9" draw:text-style-name="P1" draw:layer="layout" svg:x1="26.2cm" svg:y1="6.7cm" svg:x2="26.2cm" svg:y2="7.7cm" draw:start-shape="id3" draw:start-glue-point="2" draw:end-shape="id5" draw:end-glue-point="0" svg:d="M26200 6700v1000" svg:viewBox="0 0 1 1001">
          <text:p/>
        </draw:connector>
        <draw:custom-shape draw:style-name="gr2" draw:text-style-name="P2" xml:id="id4" draw:id="id4" draw:layer="layout" svg:width="4.5cm" svg:height="2.5cm" svg:x="11cm" svg:y="1.2cm">
          <text:p text:style-name="P1">GitHub</text:p>
          <text:p text:style-name="P1">Release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5H21M43S</meta:editing-duration>
    <meta:editing-cycles>14</meta:editing-cycles>
    <meta:generator>LibreOffice/5.0.5.2$Windows_x86 LibreOffice_project/55b006a02d247b5f7215fc6ea0fde844b30035b3</meta:generator>
    <dc:date>2016-06-01T15:46:41.749000000</dc:date>
    <dc:creator>Emmanuel ROECKER</dc:creator>
    <meta:document-statistic meta:object-count="12"/>
  </office:meta>
</office:document-meta>
</file>